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826in" fo:margin-left="0.0236in" fo:margin-right="0.0188in" table:align="margins"/>
    </style:style>
    <style:style style:name="Table4.A" style:family="table-column">
      <style:table-column-properties style:column-width="1.2125in" style:rel-column-width="11545*"/>
    </style:style>
    <style:style style:name="Table4.B" style:family="table-column">
      <style:table-column-properties style:column-width="5.6701in" style:rel-column-width="5399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Standard">
      <style:text-properties fo:language="es" fo:country="CO" style:font-name-asian="Arial Unicode MS" style:font-name-complex="Tahoma"/>
    </style:style>
    <style:style style:name="P4" style:family="paragraph" style:parent-style-name="Standard">
      <style:text-properties fo:font-size="12pt" fo:language="es" fo:country="CO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</style:style>
    <style:style style:name="P14" style:family="paragraph" style:parent-style-name="Standard">
      <style:text-properties fo:language="es" fo:country="CO"/>
    </style:style>
    <style:style style:name="P15" style:family="paragraph" style:parent-style-name="Standard">
      <style:text-properties fo:language="es" fo:country="CO" style:font-name-asian="Arial Unicode MS" style:font-name-complex="Tahoma"/>
    </style:style>
    <style:style style:name="P16" style:family="paragraph" style:parent-style-name="Standard">
      <style:text-properties fo:font-size="12pt" fo:language="es" fo:country="CO" style:font-size-asian="12pt" style:font-size-complex="12pt"/>
    </style:style>
    <style:style style:name="P17" style:family="paragraph" style:parent-style-name="Standard">
      <style:text-properties fo:language="es" fo:country="CO"/>
    </style:style>
    <style:style style:name="P18" style:family="paragraph" style:parent-style-name="Standard">
      <style:text-properties fo:language="es" fo:country="CO" style:font-name-asian="Arial Unicode MS" style:font-name-complex="Tahoma"/>
    </style:style>
    <style:style style:name="P19" style:family="paragraph" style:parent-style-name="Standard">
      <style:text-properties fo:font-size="12pt" fo:language="es" fo:country="CO" style:font-size-asian="12pt" style:font-size-complex="12pt"/>
    </style:style>
    <style:style style:name="P20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1" style:family="paragraph" style:parent-style-name="Table_20_Contents">
      <style:paragraph-properties style:snap-to-layout-grid="false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language="es" fo:country="CO" style:font-size-asian="10pt" style:font-size-complex="10pt"/>
    </style:style>
    <style:style style:name="T4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tracked-changes>
        <text:changed-region text:id="ct830975168">
          <text:format-change>
            <office:change-info>
              <dc:creator>unknown</dc:creator>
              <dc:date>2010-06-01T09:41:00</dc:date>
            </office:change-info>
          </text:format-change>
        </text:changed-region>
        <text:changed-region text:id="ct83097427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097438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097494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0973936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097483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0974720">
          <text:deletion>
            <office:change-info>
              <dc:creator>unknown</dc:creator>
              <dc:date>2010-10-14T09:49:00</dc:date>
            </office:change-info>
            <text:p text:style-name="P1">1</text:p>
          </text:deletion>
        </text:changed-region>
        <text:changed-region text:id="ct83097460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0973824">
          <text:deletion>
            <office:change-info>
              <dc:creator>unknown</dc:creator>
              <dc:date>2010-11-25T14:34:00</dc:date>
            </office:change-info>
            <text:p text:style-name="P1">Alta</text:p>
          </text:deletion>
        </text:changed-region>
        <text:changed-region text:id="ct830973712">
          <text:insertion>
            <office:change-info>
              <dc:creator>unknown</dc:creator>
              <dc:date>2010-12-02T10:51:00</dc:date>
            </office:change-info>
          </text:insertion>
        </text:changed-region>
        <text:changed-region text:id="ct83097360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0973488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30971920">
          <text:insertion>
            <office:change-info>
              <dc:creator>unknown</dc:creator>
              <dc:date>2010-06-01T10:17:00</dc:date>
            </office:change-info>
          </text:insertion>
        </text:changed-region>
        <text:changed-region text:id="ct83097584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0975504">
          <text:deletion>
            <office:change-info>
              <dc:creator>unknown</dc:creator>
              <dc:date>2010-06-01T10:14:00</dc:date>
            </office:change-info>
            <text:p text:style-name="P1">6</text:p>
          </text:deletion>
        </text:changed-region>
        <text:changed-region text:id="ct830975616">
          <text:deletion>
            <office:change-info>
              <dc:creator>unknown</dc:creator>
              <dc:date>2010-11-05T11:13:00</dc:date>
            </office:change-info>
            <text:p text:style-name="P1"><text:s/></text:p>
          </text:deletion>
        </text:changed-region>
        <text:changed-region text:id="ct830975728">
          <text:deletion>
            <office:change-info>
              <dc:creator>unknown</dc:creator>
              <dc:date>2010-06-01T10:18:00</dc:date>
            </office:change-info>
            <text:p text:style-name="P1">horas </text:p>
          </text:deletion>
        </text:changed-region>
        <text:changed-region text:id="ct83097539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102174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1021636">
          <text:deletion>
            <office:change-info>
              <dc:creator>unknown</dc:creator>
              <dc:date>2010-06-01T10:14:00</dc:date>
            </office:change-info>
            <text:p text:style-name="P1">0</text:p>
          </text:deletion>
        </text:changed-region>
        <text:changed-region text:id="ct831022980">
          <text:insertion>
            <office:change-info>
              <dc:creator>unknown</dc:creator>
              <dc:date>2010-06-01T10:14:00</dc:date>
            </office:change-info>
          </text:insertion>
        </text:changed-region>
        <text:changed-region text:id="ct83102286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1022644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831022756">
          <text:deletion>
            <office:change-info>
              <dc:creator>unknown</dc:creator>
              <dc:date>2010-05-13T09:11:00</dc:date>
            </office:change-info>
            <text:p text:style-name="P2"/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831022532">
          <text:insertion>
            <office:change-info>
              <dc:creator>unknown</dc:creator>
              <dc:date>2010-11-05T11:16:00</dc:date>
            </office:change-info>
          </text:insertion>
        </text:changed-region>
        <text:changed-region text:id="ct831022420">
          <text:insertion>
            <office:change-info>
              <dc:creator>unknown</dc:creator>
              <dc:date>2010-11-05T11:19:00</dc:date>
            </office:change-info>
          </text:insertion>
        </text:changed-region>
        <text:changed-region text:id="ct831022308">
          <text:insertion>
            <office:change-info>
              <dc:creator>unknown</dc:creator>
              <dc:date>2010-11-25T14:36:00</dc:date>
            </office:change-info>
          </text:insertion>
        </text:changed-region>
        <text:changed-region text:id="ct831022196">
          <text:insertion>
            <office:change-info>
              <dc:creator>unknown</dc:creator>
              <dc:date>2010-12-02T10:49:00</dc:date>
            </office:change-info>
          </text:insertion>
        </text:changed-region>
        <text:changed-region text:id="ct831024772">
          <text:insertion>
            <office:change-info>
              <dc:creator>unknown</dc:creator>
              <dc:date>2010-11-25T14:38:00</dc:date>
            </office:change-info>
          </text:insertion>
        </text:changed-region>
        <text:changed-region text:id="ct850062764">
          <text:insertion>
            <office:change-info>
              <dc:creator>unknown</dc:creator>
              <dc:date>2010-12-09T17:25:00</dc:date>
            </office:change-info>
          </text:insertion>
        </text:changed-region>
        <text:changed-region text:id="ct850080688">
          <text:insertion>
            <office:change-info>
              <dc:creator>unknown</dc:creator>
              <dc:date>2010-12-09T17:26:00</dc:date>
            </office:change-info>
          </text:insertion>
        </text:changed-region>
        <text:changed-region text:id="ct83102466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1024548">
          <text:deletion>
            <office:change-info>
              <dc:creator>unknown</dc:creator>
              <dc:date>2010-06-01T10:31:00</dc:date>
            </office:change-info>
            <text:p text:style-name="P1">s</text:p>
          </text:deletion>
        </text:changed-region>
        <text:changed-region text:id="ct831023988">
          <text:insertion>
            <office:change-info>
              <dc:creator>unknown</dc:creator>
              <dc:date>2010-06-01T10:31:00</dc:date>
            </office:change-info>
          </text:insertion>
        </text:changed-region>
        <text:changed-region text:id="ct831024436">
          <text:deletion>
            <office:change-info>
              <dc:creator>unknown</dc:creator>
              <dc:date>2010-06-01T09:45:00</dc:date>
            </office:change-info>
            <text:p text:style-name="P3">Si el nombre de usuario o la contraseña son incorrectas el sistema muestra un mensaje informando el error y devuelve al usuario a la pantalla de ingreso.</text:p>
          </text:deletion>
        </text:changed-region>
        <text:changed-region text:id="ct831024324">
          <text:insertion>
            <office:change-info>
              <dc:creator>unknown</dc:creator>
              <dc:date>2010-12-02T10:50:00</dc:date>
            </office:change-info>
          </text:insertion>
        </text:changed-region>
        <text:changed-region text:id="ct831024212">
          <text:insertion>
            <office:change-info>
              <dc:creator>unknown</dc:creator>
              <dc:date>2010-12-02T10:51:00</dc:date>
            </office:change-info>
          </text:insertion>
        </text:changed-region>
        <text:changed-region text:id="ct831024100">
          <text:deletion>
            <office:change-info>
              <dc:creator>unknown</dc:creator>
              <dc:date>2010-11-05T11:13:00</dc:date>
            </office:change-info>
            <text:p text:style-name="P4"><text:span text:style-name="T1">Fecha de Prueba</text:span></text:p>
          </text:deletion>
        </text:changed-region>
        <text:changed-region text:id="ct831023876">
          <text:insertion>
            <office:change-info>
              <dc:creator>unknown</dc:creator>
              <dc:date>2010-11-05T11:13:00</dc:date>
            </office:change-info>
          </text:insertion>
        </text:changed-region>
        <text:changed-region text:id="ct83102376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102365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1023540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31023428">
          <text:insertion>
            <office:change-info>
              <dc:creator>unknown</dc:creator>
              <dc:date>2010-11-05T11:14:00</dc:date>
            </office:change-info>
          </text:insertion>
        </text:changed-region>
        <text:changed-region text:id="ct831023316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31023204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31023092">
          <text:insertion>
            <office:change-info>
              <dc:creator>unknown</dc:creator>
              <dc:date>2010-11-05T11:15:00</dc:date>
            </office:change-info>
          </text:insertion>
        </text:changed-region>
        <text:changed-region text:id="ct831022084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3102197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31021524">
          <text:insertion>
            <office:change-info>
              <dc:creator>unknown</dc:creator>
              <dc:date>2010-11-05T11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"><text:change-start text:change-id="ct830975168"/>Control de Versiones del Documento<text:change-end text:change-id="ct830975168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<text:change-start text:change-id="ct830974272"/>Versión<text:change-end text:change-id="ct830974272"/></text:p>
          </table:table-cell>
          <table:table-cell table:style-name="Table3.A2" office:value-type="string">
            <text:p text:style-name="P1"><text:change-start text:change-id="ct830974384"/>Creación<text:change-end text:change-id="ct830974384"/></text:p>
          </table:table-cell>
          <table:table-cell table:style-name="Table3.A2" office:value-type="string">
            <text:p text:style-name="P1"><text:change-start text:change-id="ct830974944"/>Liberación<text:change-end text:change-id="ct830974944"/></text:p>
          </table:table-cell>
          <table:table-cell table:style-name="Table3.A2" office:value-type="string">
            <text:p text:style-name="P1"><text:change-start text:change-id="ct830973936"/>Descripción del Cambio<text:change-end text:change-id="ct830973936"/></text:p>
          </table:table-cell>
          <table:table-cell table:style-name="Table3.E2" office:value-type="string">
            <text:p text:style-name="P1"><text:change-start text:change-id="ct830974832"/>Autores<text:change-end text:change-id="ct830974832"/></text:p>
          </table:table-cell>
        </table:table-row>
        <table:table-row>
          <table:table-cell table:style-name="Table3.A2" office:value-type="string">
            <text:p text:style-name="P1"><text:change text:change-id="ct830974720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change-start text:change-id="ct830974608"/>Prioridad<text:change-end text:change-id="ct830974608"/></text:p>
          </table:table-cell>
          <table:table-cell table:style-name="Table4.B1" office:value-type="string">
            <text:p text:style-name="P1"><text:change text:change-id="ct830973824"/><text:change-start text:change-id="ct830973712"/>Alta<text:change-end text:change-id="ct830973712"/></text:p>
          </table:table-cell>
        </table:table-row>
        <table:table-row>
          <table:table-cell table:style-name="Table4.A2" office:value-type="string">
            <text:p text:style-name="P1"><text:change-start text:change-id="ct830973600"/>Actores<text:change-end text:change-id="ct830973600"/></text:p>
          </table:table-cell>
          <table:table-cell table:style-name="Table4.B2" office:value-type="string">
            <text:p text:style-name="P1"><text:change text:change-id="ct830973488"/><text:change-start text:change-id="ct830971920"/>Administrador<text:change-end text:change-id="ct830971920"/></text:p>
          </table:table-cell>
        </table:table-row>
        <table:table-row>
          <table:table-cell table:style-name="Table4.A2" office:value-type="string">
            <text:p text:style-name="P1"><text:change-start text:change-id="ct830975840"/>Estimación<text:change-end text:change-id="ct830975840"/></text:p>
          </table:table-cell>
          <table:table-cell table:style-name="Table4.B2" office:value-type="string">
            <text:p text:style-name="P1"><text:change text:change-id="ct830975504"/><text:change text:change-id="ct830975616"/><text:change text:change-id="ct830975728"/></text:p>
          </table:table-cell>
        </table:table-row>
        <table:table-row>
          <table:table-cell table:style-name="Table4.A2" office:value-type="string">
            <text:p text:style-name="P1"><text:change-start text:change-id="ct830975392"/>Dependencia<text:change-end text:change-id="ct830975392"/></text:p>
          </table:table-cell>
          <table:table-cell table:style-name="Table4.B2" office:value-type="string">
            <text:p text:style-name="P1"><text:change-start text:change-id="ct831021748"/>HU-MGU-0<text:change-end text:change-id="ct831021748"/><text:change text:change-id="ct831021636"/><text:change-start text:change-id="ct831022980"/>1<text:change-end text:change-id="ct831022980"/></text:p>
          </table:table-cell>
        </table:table-row>
        <table:table-row>
          <table:table-cell table:style-name="Table4.A2" office:value-type="string">
            <text:p text:style-name="P1"><text:change-start text:change-id="ct831022868"/>Descripción<text:change-end text:change-id="ct831022868"/></text:p>
          </table:table-cell>
          <table:table-cell table:style-name="Table4.B2" office:value-type="string">
            <text:p text:style-name="P2"><text:change text:change-id="ct831022644"/><text:change text:change-id="ct831022756"/><text:change-start text:change-id="ct831022532"/>Esta historia de usuario inicia cuando el usuario quiere crear, modificar o eliminar la informacion de las facultades del sistema<text:change-end text:change-id="ct831022532"/><text:change-start text:change-id="ct831022420"/>, las facultades constan de los siguientes datos: <text:span text:style-name="T6">codigo y nombre </text:span><text:change-end text:change-id="ct831022420"/><text:change-start text:change-id="ct831022308"/><text:span text:style-name="T6"><text:s/></text:span><text:change-end text:change-id="ct831022308"/><text:change-start text:change-id="ct831022196"/><text:span text:style-name="T7">esta información es requerida para hacer los calculos de la simulacion</text:span><text:change-end text:change-id="ct831022196"/><text:change-start text:change-id="ct831024772"/><text:span text:style-name="T7">.</text:span><text:change-end text:change-id="ct831024772"/><text:change-start text:change-id="ct850062764"/><text:span text:style-name="T7"> Cada facultad consta de varias dependencias las cuales seran gestionadas </text:span><text:change-end text:change-id="ct850062764"/><text:change-start text:change-id="ct850080688"/><text:span text:style-name="T7">junto con la facultad, para esto cada dependencias consta de un </text:span><text:span text:style-name="T6">codigo</text:span><text:span text:style-name="T7">, </text:span><text:span text:style-name="T6">nombre</text:span><text:span text:style-name="T7"> y la </text:span><text:span text:style-name="T6">facultad</text:span><text:span text:style-name="T7"> a la que pertenece.</text:span><text:change-end text:change-id="ct850080688"/></text:p>
          </table:table-cell>
        </table:table-row>
        <table:table-row>
          <table:table-cell table:style-name="Table4.A2" office:value-type="string">
            <text:p text:style-name="P1"><text:change-start text:change-id="ct831024660"/>Observacione<text:change-end text:change-id="ct831024660"/><text:change text:change-id="ct831024548"/><text:change-start text:change-id="ct831023988"/>s<text:change-end text:change-id="ct831023988"/></text:p>
          </table:table-cell>
          <table:table-cell table:style-name="Table4.B2" office:value-type="string">
            <text:p text:style-name="P3"><text:change text:change-id="ct831024436"/><text:change-start text:change-id="ct831024324"/>Esta historia de usuario<text:change-end text:change-id="ct831024324"/><text:change-start text:change-id="ct831024212"/>, debe ser implementada primero ya que algunos de los parametros dependen de ella.<text:change-end text:change-id="ct831024212"/></text:p>
          </table:table-cell>
        </table:table-row>
        <table:table-row>
          <table:table-cell table:style-name="Table4.A2" office:value-type="string">
            <text:p text:style-name="P4"><text:change text:change-id="ct831024100"/><text:change-start text:change-id="ct831023876"/>Fecha de Prueba<text:change-end text:change-id="ct831023876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"><text:change-start text:change-id="ct831023764"/>Contacto<text:change-end text:change-id="ct831023764"/></text:p>
          </table:table-cell>
          <table:table-cell table:style-name="Table4.B2" office:value-type="string">
            <text:p text:style-name="Standard"><text:change-start text:change-id="ct831023652"/><text:span text:style-name="Fuente_20_de_20_párrafo_20_predeter."><text:span text:style-name="T2">Nombre: </text:span></text:span><text:change-end text:change-id="ct831023652"/><text:change-start text:change-id="ct831023540"/><text:span text:style-name="Fuente_20_de_20_párrafo_20_predeter."><text:span text:style-name="T2"><text:s/></text:span></text:span><text:change-end text:change-id="ct831023540"/><text:change-start text:change-id="ct831023428"/><text:span text:style-name="Fuente_20_de_20_párrafo_20_predeter."><text:span text:style-name="T4">Rodolfo Padilla</text:span></text:span><text:change-end text:change-id="ct831023428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31023316"/><text:span text:style-name="T6">Teléfono:</text:span><text:change-end text:change-id="ct831023316"/><text:change-start text:change-id="ct831023204"/> <text:change-end text:change-id="ct831023204"/><text:change-start text:change-id="ct831023092"/>321 21 00 Ext - 2832<text:change-end text:change-id="ct831023092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31022084"/><text:span text:style-name="T6">E-mail:</text:span><text:change-end text:change-id="ct831022084"/><text:change-start text:change-id="ct831021972"/> <text:change-end text:change-id="ct831021972"/><text:change-start text:change-id="ct831021524"/>rodolfo.padilla@correounivalle.edu.co<text:change-end text:change-id="ct83102152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72in" fo:margin-left="0.0313in" fo:margin-right="-0.0035in" table:align="margins"/>
    </style:style>
    <style:style style:name="Table2.A" style:family="table-column">
      <style:table-column-properties style:column-width="2.3083in" style:rel-column-width="21932*"/>
    </style:style>
    <style:style style:name="Table2.C" style:family="table-column">
      <style:table-column-properties style:column-width="2.2806in" style:rel-column-width="2167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31950136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32197644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4681906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6818836">
            <text:deletion>
              <office:change-info>
                <dc:creator>unknown</dc:creator>
                <dc:date>2010-11-05T11:12:00</dc:date>
              </office:change-info>
              <text:p text:style-name="P5"><text:span text:style-name="Fuente_20_de_20_párrafo_20_predeter."><text:span text:style-name="T2">Gestion de usuarios</text:span></text:span></text:p>
            </text:deletion>
          </text:changed-region>
          <text:changed-region text:id="ct846818612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681838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68153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1803232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31803120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<text:s/>usuario</text:span></text:span></text:p>
            </text:deletion>
          </text:changed-region>
          <text:changed-region text:id="ct831802672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30873436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30873324">
            <text:insertion>
              <office:change-info>
                <dc:creator>unknown</dc:creator>
                <dc:date>2010-06-01T10:17:00</dc:date>
              </office:change-info>
            </text:insertion>
          </text:changed-region>
          <text:changed-region text:id="ct830873212">
            <text:insertion>
              <office:change-info>
                <dc:creator>unknown</dc:creator>
                <dc:date>2010-12-02T10:44:00</dc:date>
              </office:change-info>
            </text:insertion>
          </text:changed-region>
          <text:changed-region text:id="ct83087310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087298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0872876">
            <text:deletion>
              <office:change-info>
                <dc:creator>unknown</dc:creator>
                <dc:date>2010-11-05T11:12:00</dc:date>
              </office:change-info>
              <text:p text:style-name="P7">GU</text:p>
            </text:deletion>
          </text:changed-region>
          <text:changed-region text:id="ct830872764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3087265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0872428">
            <text:deletion>
              <office:change-info>
                <dc:creator>unknown</dc:creator>
                <dc:date>2010-11-05T11:12:00</dc:date>
              </office:change-info>
              <text:p text:style-name="P7">0</text:p>
            </text:deletion>
          </text:changed-region>
          <text:changed-region text:id="ct830872540">
            <text:deletion>
              <office:change-info>
                <dc:creator>unknown</dc:creator>
                <dc:date>2010-06-01T10:17:00</dc:date>
              </office:change-info>
              <text:p text:style-name="P7">1</text:p>
            </text:deletion>
          </text:changed-region>
          <text:changed-region text:id="ct830872316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30872204">
            <text:insertion>
              <office:change-info>
                <dc:creator>unknown</dc:creator>
                <dc:date>2010-12-02T10:44:00</dc:date>
              </office:change-info>
            </text:insertion>
          </text:changed-region>
          <text:changed-region text:id="ct83087209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0871980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rmando</text:span></text:span></text:p>
            </text:deletion>
          </text:changed-region>
          <text:changed-region text:id="ct830871644">
            <text:insertion>
              <office:change-info>
                <dc:creator>unknown</dc:creator>
                <dc:date>2010-06-08T09:02:00</dc:date>
              </office:change-info>
            </text:insertion>
          </text:changed-region>
          <text:changed-region text:id="ct83087175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097337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0973264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30973152">
            <text:insertion>
              <office:change-info>
                <dc:creator>unknown</dc:creator>
                <dc:date>2010-12-02T10:44:00</dc:date>
              </office:change-info>
            </text:insertion>
          </text:changed-region>
          <text:changed-region text:id="ct83097304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0972816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30972928">
            <text:deletion>
              <office:change-info>
                <dc:creator>unknown</dc:creator>
                <dc:date>2010-06-08T09:01:00</dc:date>
              </office:change-info>
              <text:p text:style-name="P7">0</text:p>
            </text:deletion>
          </text:changed-region>
          <text:changed-region text:id="ct830972704">
            <text:insertion>
              <office:change-info>
                <dc:creator>unknown</dc:creator>
                <dc:date>2010-12-02T10:44:00</dc:date>
              </office:change-info>
            </text:insertion>
          </text:changed-region>
          <text:changed-region text:id="ct83097259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</text:tracked-changes>
        <text:p text:style-name="P1"><text:change text:change-id="ct831950136"/><text:change-start text:change-id="ct832197644"/>SISTEMA DE ANÁLISIS DE SOSTENIBILIDAD DE PROGRAMAS ACADÉMICOS<text:change-end text:change-id="ct832197644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DPI</text:p>
            </table:table-cell>
            <table:table-cell table:style-name="Table1.B1" office:value-type="string">
              <text:p text:style-name="P5"><text:change-start text:change-id="ct846819060"/><text:span text:style-name="Fuente_20_de_20_párrafo_20_predeter."><text:span text:style-name="T1">Modulo</text:span></text:span><text:span text:style-name="Fuente_20_de_20_párrafo_20_predeter."><text:span text:style-name="T2">: </text:span></text:span><text:change-end text:change-id="ct846819060"/><text:change text:change-id="ct846818836"/><text:change-start text:change-id="ct846818612"/><text:span text:style-name="Fuente_20_de_20_párrafo_20_predeter."><text:span text:style-name="T2">Parametros</text:span></text:span><text:change-end text:change-id="ct846818612"/></text:p>
            </table:table-cell>
            <table:table-cell table:style-name="Table1.C1" office:value-type="string">
              <text:p text:style-name="P6"><text:change-start text:change-id="ct846818388"/>Página<text:change-end text:change-id="ct846818388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46815364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46815364"/><text:change text:change-id="ct831803232"/><text:change text:change-id="ct831803120"/><text:change text:change-id="ct831802672"/><text:change-start text:change-id="ct830873436"/><text:span text:style-name="Fuente_20_de_20_párrafo_20_predeter."><text:span text:style-name="T2">Gestionar</text:span></text:span><text:change-end text:change-id="ct830873436"/><text:change-start text:change-id="ct830873324"/><text:span text:style-name="Fuente_20_de_20_párrafo_20_predeter."><text:span text:style-name="T2"> </text:span></text:span><text:change-end text:change-id="ct830873324"/><text:change-start text:change-id="ct830873212"/><text:span text:style-name="Fuente_20_de_20_párrafo_20_predeter."><text:span text:style-name="T2">Facultades</text:span></text:span><text:change-end text:change-id="ct830873212"/><text:change-start text:change-id="ct830873100"/><text:span text:style-name="Fuente_20_de_20_párrafo_20_predeter."><text:span text:style-name="T2">.</text:span></text:span><text:change-end text:change-id="ct830873100"/></text:p>
            </table:table-cell>
            <table:table-cell table:style-name="Table1.C2" office:value-type="string">
              <text:p text:style-name="P6"><text:change-start text:change-id="ct830872988"/>Identificador</text:p>
              <text:p text:style-name="P7">HU-M<text:change-end text:change-id="ct830872988"/><text:change text:change-id="ct830872876"/><text:change-start text:change-id="ct830872764"/>PM<text:change-end text:change-id="ct830872764"/><text:change-start text:change-id="ct830872652"/>-<text:change-end text:change-id="ct830872652"/><text:change text:change-id="ct830872428"/><text:change text:change-id="ct830872540"/><text:change-start text:change-id="ct830872316"/>1<text:change-end text:change-id="ct830872316"/><text:change-start text:change-id="ct830872204"/>2<text:change-end text:change-id="ct830872204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30872092"/><text:span text:style-name="Fuente_20_de_20_párrafo_20_predeter."><text:span text:style-name="T1">Responsables</text:span></text:span><text:span text:style-name="Fuente_20_de_20_párrafo_20_predeter."><text:span text:style-name="T2">: Luis A</text:span></text:span><text:change-end text:change-id="ct830872092"/><text:change text:change-id="ct830871980"/><text:change-start text:change-id="ct830871644"/><text:span text:style-name="Fuente_20_de_20_párrafo_20_predeter."><text:span text:style-name="T2">rmando</text:span></text:span><text:change-end text:change-id="ct830871644"/><text:change-start text:change-id="ct830871756"/><text:span text:style-name="Fuente_20_de_20_párrafo_20_predeter."><text:span text:style-name="T2"> Nuñez</text:span></text:span><text:change-end text:change-id="ct830871756"/></text:p>
            </table:table-cell>
            <table:table-cell table:style-name="Table1.C2" office:value-type="string">
              <text:p text:style-name="P8"><text:change-start text:change-id="ct830973376"/><text:span text:style-name="Fuente_20_de_20_párrafo_20_predeter."><text:span text:style-name="T1">Fecha</text:span></text:span></text:p>
              <text:p text:style-name="P7"><text:change-end text:change-id="ct830973376"/><text:change text:change-id="ct830973264"/><text:change-start text:change-id="ct830973152"/>02<text:change-end text:change-id="ct830973152"/><text:change-start text:change-id="ct830973040"/>-<text:change-end text:change-id="ct830973040"/><text:change text:change-id="ct830972816"/><text:change text:change-id="ct830972928"/><text:change-start text:change-id="ct830972704"/>Dic<text:change-end text:change-id="ct830972704"/><text:change-start text:change-id="ct830972592"/>-2010<text:change-end text:change-id="ct830972592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2-09T17:27:27</dc:date>
    <meta:editing-cycles>67</meta:editing-cycles>
    <meta:editing-duration>PT2H6M16S</meta:editing-duration>
    <meta:template xlink:type="simple" xlink:actuate="onRequest" xlink:href="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1" meta:paragraph-count="63" meta:word-count="295" meta:character-count="1830"/>
  </office:meta>
</office:document-meta>
</file>